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1b0f" officeooo:paragraph-rsid="001a1b0f"/>
    </style:style>
    <style:style style:name="P2" style:family="paragraph" style:parent-style-name="Standard">
      <style:paragraph-properties fo:text-align="center" style:justify-single-word="false"/>
      <style:text-properties fo:font-size="18pt" officeooo:rsid="001a1b0f" officeooo:paragraph-rsid="001a1b0f" style:font-size-asian="18pt" style:font-size-complex="18pt"/>
    </style:style>
    <style:style style:name="P3" style:family="paragraph" style:parent-style-name="Text_20_body">
      <style:text-properties officeooo:rsid="001a1b0f" officeooo:paragraph-rsid="001a1b0f"/>
    </style:style>
    <style:style style:name="P4" style:family="paragraph" style:parent-style-name="Text_20_body">
      <style:text-properties officeooo:rsid="001a1b0f" officeooo:paragraph-rsid="001d7ca3"/>
    </style:style>
    <style:style style:name="P5" style:family="paragraph" style:parent-style-name="Text_20_body">
      <style:text-properties officeooo:rsid="001b9264" officeooo:paragraph-rsid="001b9264"/>
    </style:style>
    <style:style style:name="P6" style:family="paragraph" style:parent-style-name="Text_20_body">
      <style:text-properties officeooo:paragraph-rsid="001b9264"/>
    </style:style>
    <style:style style:name="P7" style:family="paragraph" style:parent-style-name="Text_20_body">
      <style:text-properties officeooo:rsid="001d7ca3" officeooo:paragraph-rsid="001d7ca3"/>
    </style:style>
    <style:style style:name="P8" style:family="paragraph" style:parent-style-name="Text_20_body">
      <style:text-properties officeooo:rsid="001f4340" officeooo:paragraph-rsid="001f4340"/>
    </style:style>
    <style:style style:name="P9" style:family="paragraph" style:parent-style-name="Subtitle">
      <style:paragraph-properties fo:break-before="page"/>
      <style:text-properties fo:font-weight="bold" officeooo:rsid="001a1b0f" officeooo:paragraph-rsid="001a1b0f" style:font-weight-asian="bold" style:font-weight-complex="bold"/>
    </style:style>
    <style:style style:name="P10" style:family="paragraph" style:parent-style-name="Subtitle">
      <style:paragraph-properties fo:break-before="page"/>
      <style:text-properties fo:font-weight="bold" officeooo:rsid="001a1b0f" officeooo:paragraph-rsid="001d7ca3" style:font-weight-asian="bold" style:font-weight-complex="bold"/>
    </style:style>
    <style:style style:name="P11" style:family="paragraph" style:parent-style-name="Subtitle">
      <style:text-properties officeooo:rsid="001a1b0f" officeooo:paragraph-rsid="001a1b0f"/>
    </style:style>
    <style:style style:name="P12" style:family="paragraph" style:parent-style-name="Subtitle">
      <style:text-properties officeooo:rsid="001a1b0f" officeooo:paragraph-rsid="001d7ca3"/>
    </style:style>
    <style:style style:name="P13" style:family="paragraph" style:parent-style-name="Subtitle">
      <style:text-properties fo:font-weight="bold" officeooo:rsid="001a1b0f" officeooo:paragraph-rsid="001a1b0f" style:font-weight-asian="bold" style:font-weight-complex="bold"/>
    </style:style>
    <style:style style:name="P14" style:family="paragraph" style:parent-style-name="Subtitle">
      <style:text-properties fo:font-weight="bold" officeooo:rsid="001a1b0f" officeooo:paragraph-rsid="001d7ca3" style:font-weight-asian="bold" style:font-weight-complex="bold"/>
    </style:style>
    <style:style style:name="P15" style:family="paragraph" style:parent-style-name="Subtitle">
      <style:text-properties officeooo:rsid="001d7ca3" officeooo:paragraph-rsid="001a1b0f"/>
    </style:style>
    <style:style style:name="P16" style:family="paragraph" style:parent-style-name="Subtitle">
      <style:text-properties officeooo:rsid="001d7ca3" officeooo:paragraph-rsid="001d7ca3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1b9264" officeooo:paragraph-rsid="001b9264"/>
    </style:style>
    <style:style style:name="P19" style:family="paragraph" style:parent-style-name="Heading_20_1">
      <style:text-properties officeooo:rsid="001b9264" officeooo:paragraph-rsid="001b9264"/>
    </style:style>
    <style:style style:name="P20" style:family="paragraph" style:parent-style-name="Heading_20_2">
      <style:text-properties officeooo:rsid="001b9264" officeooo:paragraph-rsid="001b9264"/>
    </style:style>
    <style:style style:name="P21" style:family="paragraph" style:parent-style-name="Heading_20_2">
      <style:text-properties officeooo:paragraph-rsid="001b9264"/>
    </style:style>
    <style:style style:name="P22" style:family="paragraph" style:parent-style-name="Title">
      <style:paragraph-properties fo:text-align="center" style:justify-single-word="false"/>
    </style:style>
    <style:style style:name="T1" style:family="text">
      <style:text-properties officeooo:rsid="001a1b0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b9264"/>
    </style:style>
    <style:style style:name="T4" style:family="text">
      <style:text-properties officeooo:rsid="001d7c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/>
      <text:p text:style-name="P22"/>
      <text:p text:style-name="P22">Projet Varou</text:p>
      <text:p text:style-name="P1"/>
      <text:p text:style-name="P1"/>
      <text:p text:style-name="P2">Game Design Document</text:p>
      <text:p text:style-name="P1"/>
      <text:p text:style-name="P1"/>
      <text:p text:style-name="P1"/>
      <text:p text:style-name="P1">Une production <text:span text:style-name="T2">Dreams makers</text:span></text:p>
      <text:p text:style-name="P9"/>
      <text:p text:style-name="P13"/>
      <text:p text:style-name="P13"/>
      <text:p text:style-name="P13">Partie I</text:p>
      <text:p text:style-name="P3"/>
      <text:p text:style-name="Subtitle">Introduction</text:p>
      <text:h text:style-name="P17" text:outline-level="1">I.<text:span text:style-name="T1">1 Informations générales</text:span></text:h>
      <text:h text:style-name="P21" text:outline-level="2"><text:span text:style-name="T3">I.1.1 Description du jeu</text:span></text:h>
      <text:p text:style-name="P5">En bref, … (insérer ici le pitch vendeur du jeu)</text:p>
      <text:h text:style-name="P21" text:outline-level="2"><text:span text:style-name="T3">I.1.2 Catégorisation du jeu</text:span></text:h>
      <text:p text:style-name="P5">RPG</text:p>
      <text:h text:style-name="P20" text:outline-level="2">I.1.3 Public visé</text:h>
      <text:p text:style-name="P5">Fan steampunk, averti, …</text:p>
      <text:h text:style-name="P20" text:outline-level="2">I.1.4 Les Trois piliers qui soutiennent le jeu</text:h>
      <text:p text:style-name="P5">Un piler = idée géniale ou presque, originale, ...</text:p>
      <text:p text:style-name="P6">-</text:p>
      <text:p text:style-name="P6">-</text:p>
      <text:p text:style-name="P6">-</text:p>
      <text:p text:style-name="P9"/>
      <text:p text:style-name="P13"/>
      <text:p text:style-name="P13"/>
      <text:p text:style-name="P13">Partie II</text:p>
      <text:p text:style-name="P3"/>
      <text:p text:style-name="P11">Design du jeu</text:p>
      <text:h text:style-name="P18" text:outline-level="1">II.1 Histoires</text:h>
      <text:h text:style-name="P20" text:outline-level="2">II.1.1 Résumé</text:h>
      <text:p text:style-name="P5">Truc de 15 lignes, avec les principales étapes.</text:p>
      <text:h text:style-name="P20" text:outline-level="2">II.1.2 Personnage principal</text:h>
      <text:p text:style-name="P5">C'est qui, d'où il vient, etc.</text:p>
      <text:h text:style-name="P19" text:outline-level="1">II.2 Frontend</text:h>
      <text:h text:style-name="Heading_20_2" text:outline-level="2">II.2.1 Contrôles</text:h>
      <text:p text:style-name="P5">Comment on joue ?</text:p>
      <text:h text:style-name="Heading_20_2" text:outline-level="2">II.2.2 Style graphiques</text:h>
      <text:p text:style-name="P5">Ambiance, palette de couleur, etc.</text:p>
      <text:h text:style-name="Heading_20_2" text:outline-level="2">II.2.3 Style musical et bruits d'ambiance</text:h>
      <text:p text:style-name="P9"/>
      <text:p text:style-name="P13"/>
      <text:p text:style-name="P13"/>
      <text:p text:style-name="P13">Partie III</text:p>
      <text:p text:style-name="P3"/>
      <text:p text:style-name="P15">Mécaniques</text:p>
      <text:h text:style-name="P17" text:outline-level="1">III.1 Crafts</text:h>
      <text:h text:style-name="Heading_20_2" text:outline-level="2">III.1.1 Sur place</text:h>
      <text:p text:style-name="P7">trucs que l'on peut faire n'importe où</text:p>
      <text:h text:style-name="Heading_20_2" text:outline-level="2">III.1.2 A emporter</text:h>
      <text:p text:style-name="P7">Nécessite la présence d'un élément fixe, un pnj, un bâtiment, …</text:p>
      <text:h text:style-name="Heading_20_1" text:outline-level="1">III.2 Techniques et aptitudes</text:h>
      <text:h text:style-name="Heading_20_1" text:outline-level="1">III.3 Combat et calculs des dégâts</text:h>
      <text:h text:style-name="Heading_20_1" text:outline-level="1">III.4 Magie</text:h>
      <text:h text:style-name="Heading_20_2" text:outline-level="2">III.4.1 Glyphs</text:h>
      <text:h text:style-name="Heading_20_2" text:outline-level="2">III.4.2 Arbres et écoles</text:h>
      <text:h text:style-name="Heading_20_1" text:outline-level="1">III.5 Quêtes</text:h>
      <text:h text:style-name="Heading_20_1" text:outline-level="1">III.6 Inventaires</text:h>
      <text:h text:style-name="Heading_20_2" text:outline-level="2">III.6.1 Gestion de l'inventaire du héro</text:h>
      <text:h text:style-name="Heading_20_2" text:outline-level="2">III.6.1 Marchants</text:h>
      <text:p text:style-name="P9"/>
      <text:p text:style-name="P13"/>
      <text:p text:style-name="P13"/>
      <text:p text:style-name="P13">Partie IV</text:p>
      <text:p text:style-name="P3"/>
      <text:p text:style-name="P11">Level design</text:p>
      <text:h text:style-name="P17" text:outline-level="1">IV.1 Cartes Géographiques</text:h>
      <text:p text:style-name="P8">où est quoi ?</text:p>
      <text:h text:style-name="Heading_20_1" text:outline-level="1">IV.2 Géopolitiques</text:h>
      <text:p text:style-name="P8">qui déteste qui</text:p>
      <text:p text:style-name="P9"/>
      <text:p text:style-name="P13"/>
      <text:p text:style-name="P13"/>
      <text:p text:style-name="P13">Partie V</text:p>
      <text:p text:style-name="P3"/>
      <text:p text:style-name="P16">Outils</text:p>
      <text:h text:style-name="P17" text:outline-level="1">V.1 GitHub</text:h>
      <text:h text:style-name="Heading_20_2" text:outline-level="2">V.1.1 Description</text:h>
      <text:p text:style-name="P8">GitHub est un outil permettant de travailler à plusieurs sur un projet et plus particulièrement sur un ensemble de fichiers synchronisés.</text:p>
      <text:p text:style-name="P8">Le dépôt utilisé est situé à https://github.com/pakoskyfrog/Varou</text:p>
      <text:h text:style-name="Heading_20_2" text:outline-level="2">V.1.3 Utilisation</text:h>
      <text:p text:style-name="P8">L’utilisateur doit installer le client et importer le dépôt.</text:p>
      <text:p text:style-name="P8">Avant de se mettre au travail, l'utilisateur doit synchroniser son dossier de travaille afin de posséder les dernières modifications.</text:p>
      <text:p text:style-name="P8">Durant son travail, à chaque étape majeure, l'utilisateur devra faire un « commit », opération qui dit au gestionnaire de GitHub de préparer une synchronisation des fichiers.</text:p>
      <text:p text:style-name="P8">A la fin de sa session de travail, l'utilisateur devra « publier » afin de mettre à jour le dépôt online avec son travail.</text:p>
      <text:h text:style-name="Heading_20_1" text:outline-level="1">V.2 Wiki</text:h>
      <text:h text:style-name="Heading_20_1" text:outline-level="1">V.3 Moteur 3D</text:h>
      <text:p text:style-name="P8">OGRE ?</text:p>
      <text:p text:style-name="P8">Unity ?</text:p>
      <text:p text:style-name="P10"/>
      <text:p text:style-name="P14"/>
      <text:p text:style-name="P14"/>
      <text:p text:style-name="P14">Partie V<text:span text:style-name="T4">I</text:span></text:p>
      <text:p text:style-name="P4"/>
      <text:p text:style-name="P12">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6:25:18.059000000</meta:creation-date>
    <dc:date>2015-03-13T17:17:06.469000000</dc:date>
    <meta:editing-duration>PT36M8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12" meta:paragraph-count="69" meta:word-count="312" meta:character-count="1897" meta:non-whitespace-character-count="1654"/>
  </office:meta>
</office:document-meta>
</file>